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1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37"/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38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1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17:15:18.353044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8T07:23:54.824516355</dc:date>
    <meta:editing-duration>PT22H21M42S</meta:editing-duration>
    <meta:editing-cycles>184</meta:editing-cycles>
    <meta:generator>LibreOffice/4.4.6.3$Linux_X86_64 LibreOffice_project/40m0$Build-3</meta:generator>
    <dc:creator>Mike Toggweiler</dc:creator>
    <meta:document-statistic meta:table-count="23" meta:cell-count="7168" meta:object-count="0"/>
  </office:meta>
</office:document-meta>
</file>